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Heading5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>
      <style:text-properties fo:language="en" fo:country="US"/>
    </style:style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>
      <style:text-properties fo:language="en" fo:country="US"/>
    </style:style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Textbody" style:family="paragraph"/>
    <style:style style:name="P19" style:parent-style-name="Textbody" style:family="paragraph">
      <style:text-properties fo:language="en" fo:country="US"/>
    </style:style>
    <style:style style:name="P20" style:parent-style-name="Textbody" style:family="paragraph">
      <style:text-properties fo:language="en" fo:country="US"/>
    </style:style>
    <style:style style:name="P21" style:parent-style-name="Textbody" style:family="paragraph"/>
    <style:style style:name="P22" style:parent-style-name="Textbody" style:family="paragraph">
      <style:text-properties fo:language="en" fo:country="US"/>
    </style:style>
    <style:style style:name="P23" style:parent-style-name="Textbody" style:family="paragraph"/>
    <style:style style:name="T24" style:parent-style-name="DefaultParagraphFont" style:family="text">
      <style:text-properties fo:color="#FF0000"/>
    </style:style>
    <style:style style:name="P25" style:parent-style-name="Textbody" style:family="paragraph"/>
    <style:style style:name="P26" style:parent-style-name="Textbody" style:family="paragraph"/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color="#FF0000"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color="#FF0000" fo:language="en" fo:country="US"/>
    </style:style>
    <style:style style:name="T32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T51" style:parent-style-name="DefaultParagraphFont" style:family="text">
      <style:text-properties fo:color="#FF0000"/>
    </style:style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>
      <style:text-properties fo:language="en" fo:country="US"/>
    </style:style>
    <style:style style:name="P59" style:parent-style-name="Textbody" style:family="paragraph">
      <style:text-properties fo:language="en" fo:country="US"/>
    </style:style>
    <style:style style:name="P60" style:parent-style-name="Textbody" style:family="paragraph"/>
    <style:style style:name="P61" style:parent-style-name="Textbody" style:family="paragraph">
      <style:text-properties fo:language="en" fo:country="US"/>
    </style:style>
    <style:style style:name="P62" style:parent-style-name="Textbody" style:family="paragraph">
      <style:text-properties fo:language="en" fo:country="US"/>
    </style:style>
    <style:style style:name="P63" style:parent-style-name="Textbody" style:family="paragraph">
      <style:text-properties fo:language="en" fo:country="US"/>
    </style:style>
    <style:style style:name="P64" style:parent-style-name="Textbody" style:family="paragraph"/>
    <style:style style:name="P65" style:parent-style-name="Textbody" style:family="paragraph"/>
    <style:style style:name="T66" style:parent-style-name="DefaultParagraphFont" style:family="text">
      <style:text-properties fo:color="#FF0000"/>
    </style:style>
    <style:style style:name="P67" style:parent-style-name="Textbody" style:family="paragraph"/>
    <style:style style:name="T68" style:parent-style-name="DefaultParagraphFont" style:family="text">
      <style:text-properties fo:color="#FF0000"/>
    </style:style>
    <style:style style:name="P69" style:parent-style-name="Textbody" style:family="paragraph">
      <style:paragraph-properties fo:margin-left="0.75in">
        <style:tab-stops/>
      </style:paragraph-properties>
    </style:style>
  </office:automatic-styles>
  <office:body>
    <office:text text:use-soft-page-breaks="true">
      <text:h text:style-name="P1" text:outline-level="1">Mid-term report : bullet points</text:h>
      <text:p text:style-name="P2"/>
      <text:h text:style-name="P3" text:outline-level="5">I – Context of the internship</text:h>
      <text:list text:style-name="LFO1" text:continue-numbering="true">
        <text:list-item>
          <text:p text:style-name="P4">Presentation of the previous results :</text:p>
          <text:list text:continue-numbering="true">
            <text:list-item>
              <text:p text:style-name="P5">interactive patcher</text:p>
            </text:list-item>
            <text:list-item>
              <text:p text:style-name="P6">relatively aestheticaly pleasing</text:p>
            </text:list-item>
            <text:list-item>
              <text:p text:style-name="P7">poorly optimized</text:p>
            </text:list-item>
          </text:list>
        </text:list-item>
        <text:list-item>
          <text:p text:style-name="P8">This year<text:s/>intership :</text:p>
          <text:list text:continue-numbering="true">
            <text:list-item>
              <text:p text:style-name="P9">exploring other properties of the dataset :</text:p>
              <text:list text:continue-numbering="true">
                <text:list-item>
                  <text:p text:style-name="P10">relation between the hemisphere</text:p>
                </text:list-item>
                <text:list-item>
                  <text:p text:style-name="P11">propagation of the activation</text:p>
                </text:list-item>
              </text:list>
            </text:list-item>
            <text:list-item>
              <text:p text:style-name="P12">deepening the interactive side and the artistic application</text:p>
            </text:list-item>
            <text:list-item>
              <text:p text:style-name="P13">optimizing the patcher</text:p>
            </text:list-item>
          </text:list>
        </text:list-item>
      </text:list>
      <text:h text:style-name="Heading5" text:outline-level="5">II – State of the art</text:h>
      <text:list text:style-name="LFO2" text:continue-numbering="true">
        <text:list-item>
          <text:p text:style-name="P14">Sonification</text:p>
        </text:list-item>
        <text:list-item>
          <text:p text:style-name="P15">Picture sonification</text:p>
        </text:list-item>
        <text:list-item>
          <text:p text:style-name="P16">The sonification in medicine and biology</text:p>
        </text:list-item>
        <text:list-item>
          <text:p text:style-name="P17">This year : emphasize on the case of the neural imaging and interaction</text:p>
          <text:list text:continue-numbering="true">
            <text:list-item>
              <text:p text:style-name="P18">dynamic <text:s/>control model</text:p>
            </text:list-item>
            <text:list-item>
              <text:p text:style-name="P19">emphasize on the wave space sonificaiton and model based sonification</text:p>
            </text:list-item>
            <text:list-item>
              <text:p text:style-name="P20">researches about machine learning for<text:s/>sonification</text:p>
            </text:list-item>
            <text:list-item>
              <text:p text:style-name="P21">researches on neural data sonification</text:p>
            </text:list-item>
          </text:list>
        </text:list-item>
        <text:list-item>
          <text:p text:style-name="P22">Conclusion : why we are interested in our approach</text:p>
          <text:list text:continue-numbering="true">
            <text:list-item>
              <text:p text:style-name="P23">both<text:s/><text:span text:style-name="T24">v</text:span>isualization and sonification</text:p>
            </text:list-item>
            <text:list-item>
              <text:p text:style-name="P25">interactive</text:p>
            </text:list-item>
            <text:list-item>
              <text:p text:style-name="P26"><text:span text:style-name="T27">wider variety of datasets, because not event based</text:span><text:span text:style-name="T28"><text:s/>–<text:s/></text:span><text:span text:style-name="T29">both type of dataset (doesn’t even have to be calcium imaging data) and also number of events (ROIs) to simultaneously sonify</text:span></text:p>
            </text:list-item>
          </text:list>
        </text:list-item>
      </text:list>
      <text:h text:style-name="Heading5" text:outline-level="5"><text:span text:style-name="T30">III –<text:s/></text:span><text:span text:style-name="T31">Results<text:s/></text:span><text:span text:style-name="T32">What has been done</text:span><text:span text:style-name="T33"><text:s/>(another title would be more<text:s/></text:span><text:span text:style-name="T34">appropriate)</text:span></text:h>
      <text:list text:style-name="LFO3" text:continue-numbering="true">
        <text:list-item>
          <text:p text:style-name="P35">Optimization of the previous patcher</text:p>
          <text:list text:continue-numbering="true">
            <text:list-item>
              <text:p text:style-name="P36">recoded to improve performances</text:p>
              <text:soft-page-break/>
              <text:list text:continue-numbering="true">
                <text:list-item>
                  <text:p text:style-name="P37">synthesis</text:p>
                </text:list-item>
                <text:list-item>
                  <text:p text:style-name="P38">processing</text:p>
                </text:list-item>
                <text:list-item>
                  <text:p text:style-name="P39">removed unused features</text:p>
                </text:list-item>
              </text:list>
            </text:list-item>
            <text:list-item>
              <text:p text:style-name="P40">Addition to the patcher</text:p>
              <text:list text:continue-numbering="true">
                <text:list-item>
                  <text:p text:style-name="P41">interface and usage</text:p>
                  <text:list text:continue-numbering="true">
                    <text:list-item>
                      <text:p text:style-name="P42">easier to use interface</text:p>
                    </text:list-item>
                    <text:list-item>
                      <text:p text:style-name="P43">tools</text:p>
                      <text:list text:continue-numbering="true">
                        <text:list-item>
                          <text:p text:style-name="P44">graphs</text:p>
                        </text:list-item>
                        <text:list-item>
                          <text:p text:style-name="P45">« hemisphere » modes</text:p>
                        </text:list-item>
                        <text:list-item>
                          <text:p text:style-name="P46">sets of clusters</text:p>
                        </text:list-item>
                      </text:list>
                    </text:list-item>
                  </text:list>
                </text:list-item>
                <text:list-item>
                  <text:p text:style-name="P47">mapping</text:p>
                  <text:list text:continue-numbering="true">
                    <text:list-item>
                      <text:p text:style-name="P48">clarification of the relations</text:p>
                    </text:list-item>
                    <text:list-item>
                      <text:p text:style-name="P49">mapping to the detune effect</text:p>
                    </text:list-item>
                    <text:list-item>
                      <text:p text:style-name="P50"><text:span text:style-name="T51">presets</text:span></text:p>
                    </text:list-item>
                  </text:list>
                </text:list-item>
                <text:list-item>
                  <text:p text:style-name="P52">Synthesis / aesthetic :</text:p>
                  <text:list text:continue-numbering="true">
                    <text:list-item>
                      <text:p text:style-name="P53">addition of the dc remover</text:p>
                    </text:list-item>
                    <text:list-item>
                      <text:p text:style-name="P54">addition of the waveguide</text:p>
                    </text:list-item>
                    <text:list-item>
                      <text:p text:style-name="P55">addition of the comb fil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Updated documentation</text:p>
          <text:list text:continue-numbering="true">
            <text:list-item>
              <text:p text:style-name="P57">update of the manual</text:p>
            </text:list-item>
            <text:list-item>
              <text:p text:style-name="P58">technical note to keep track of the different<text:s/>relations and of the architecture</text:p>
            </text:list-item>
          </text:list>
        </text:list-item>
      </text:list>
      <text:p text:style-name="P59"/>
      <text:h text:style-name="Heading5" text:outline-level="5">III – Future work</text:h>
      <text:list text:style-name="LFO4" text:continue-numbering="true">
        <text:list-item>
          <text:p text:style-name="P60">Small survey to get feedbacks</text:p>
        </text:list-item>
      </text:list>
      <text:list text:style-name="LFO5" text:continue-numbering="true">
        <text:list-item>
          <text:list>
            <text:list-item>
              <text:p text:style-name="P61">research on the evaluation of a sonification</text:p>
            </text:list-item>
            <text:list-item>
              <text:p text:style-name="P62">research on how to run this kind of survey</text:p>
            </text:list-item>
          </text:list>
        </text:list-item>
        <text:list-item>
          <text:p text:style-name="P63">sonification of the propagation of the activation / of the coordination between hemisphere</text:p>
          <text:list text:continue-numbering="true">
            <text:list-item>
              <text:p text:style-name="P64">using a physical model</text:p>
            </text:list-item>
          </text:list>
        </text:list-item>
        <text:list-item>
          <text:p text:style-name="P65"><text:span text:style-name="T66">update manual</text:span></text:p>
        </text:list-item>
        <text:list-item>
          <text:p text:style-name="P67"><text:span text:style-name="T68">write manuscript for publication</text:span></text:p>
        </text:list-item>
      </text:list>
      <text:p text:style-name="P69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4-27T15:43:00Z</meta:creation-date>
    <dc:date>2021-04-28T08:25:00Z</dc:date>
    <meta:template xlink:href="Normal.dotm" xlink:type="simple"/>
    <meta:editing-cycles>6</meta:editing-cycles>
    <meta:editing-duration>PT4380S</meta:editing-duration>
    <meta:document-statistic meta:page-count="2" meta:paragraph-count="3" meta:word-count="287" meta:character-count="1922" meta:row-count="13" meta:non-whitespace-character-count="1638"/>
  </office:meta>
</office:document-meta>
</file>